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9d1e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sudo apt install kamoso</text:p>
      <text:p text:style-name="Standard">sudo apt install <text:span text:style-name="T1">webcamoid</text:span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19T21:17:25.738458939</meta:creation-date>
    <dc:date>2024-06-24T17:00:40.520549763</dc:date>
    <meta:editing-duration>PT58M20S</meta:editing-duration>
    <meta:editing-cycles>7</meta:editing-cycles>
    <meta:generator>LibreOffice/7.3.7.2$Linux_X86_64 LibreOffice_project/30$Build-2</meta:generator>
    <meta:document-statistic meta:table-count="0" meta:image-count="0" meta:object-count="0" meta:page-count="1" meta:paragraph-count="2" meta:word-count="8" meta:character-count="49" meta:non-whitespace-character-count="43"/>
  </office:meta>
</office:document-meta>
</file>